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end="" draw:fill="solid" draw:fill-color="#eeeeee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width="0.1cm" svg:stroke-color="#000000" draw:marker-start-width="0.35cm" draw:marker-end="" draw:marker-end-width="0.35cm" draw:fill="solid" draw:fill-color="#ffffff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000000" draw:marker-end="" draw:fill="solid" draw:fill-color="#ffffff" draw:textarea-vertical-align="middle"/>
    </style:style>
    <style:style style:name="gr6" style:family="graphic" style:parent-style-name="standard">
      <style:graphic-properties draw:stroke="dash" draw:stroke-dash="Fine_20_Dashed" svg:stroke-color="#000000" draw:marker-end="" draw:fill="solid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line-height="100%" fo:text-align="center"/>
      <style:text-properties style:text-underline-style="dotted" style:text-underline-width="auto" style:text-underline-color="font-color"/>
    </style:style>
    <style:style style:name="P8" style:family="paragraph">
      <style:paragraph-properties fo:line-height="100%" fo:text-align="center"/>
      <style:text-properties fo:font-size="12pt" style:text-underline-style="dotted" style:text-underline-width="auto" style:text-underline-color="font-color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text-underline-style="dotte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3" draw:id="id13" draw:layer="layout" svg:width="5.85cm" svg:height="8.2cm" svg:x="0.8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5.7cm" svg:height="1.55cm" svg:x="8.55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5.85cm" svg:height="1.25cm" svg:x="14.8cm" svg:y="1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5" draw:id="id15" draw:layer="layout" svg:width="5.85cm" svg:height="7.25cm" svg:x="14.55cm" svg:y="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5.85cm" svg:height="1.75cm" svg:x="1.85cm" svg:y="1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7" draw:id="id17" draw:layer="layout" svg:width="5.85cm" svg:height="2.45cm" svg:x="4.9cm" svg:y="18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2.6cm" svg:height="1.15cm" svg:x="8.15cm" svg:y="6.5cm">
          <text:p text:style-name="P2"><text:span text:style-name="T1">Pers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cm" svg:height="0.95cm" svg:x="1cm" svg:y="3.35cm">
          <text:p text:style-name="P4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1.85cm" svg:height="1.65cm" svg:x="6.7cm" svg:y="2.45cm">
          <text:p text:style-name="P1"><text:span text:style-name="T3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draw:layer="layout" svg:width="2cm" svg:height="0.7cm" svg:x="4.15cm" svg:y="8.5cm">
          <text:p text:style-name="P1"><text:span text:style-name="T3">heigh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6" draw:layer="layout" svg:width="2cm" svg:height="0.694cm" svg:x="1.35cm" svg:y="8.65cm">
          <text:p text:style-name="P1"><text:span text:style-name="T3">spou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5cm" svg:height="0.948cm" svg:x="3.75cm" svg:y="7.102cm">
          <text:p text:style-name="P1"><text:span text:style-name="T3">biograph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5cm" svg:height="0.95cm" svg:x="1.1cm" svg:y="7.15cm">
          <text:p text:style-name="P1"><text:span text:style-name="T3">birth_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3cm" svg:height="0.75cm" svg:x="1.7cm" svg:y="9.9cm">
          <text:p text:style-name="P1"><text:span text:style-name="T3">death_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5cm" svg:height="0.95cm" svg:x="0.9cm" svg:y="4.55cm">
          <text:p text:style-name="P1"><text:span text:style-name="T3">birth_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5cm" svg:height="0.95cm" svg:x="3.6cm" svg:y="3.4cm">
          <text:p text:style-name="P1"><text:span text:style-name="T3">quot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6" draw:layer="layout" svg:width="2.5cm" svg:height="0.95cm" svg:x="3.702cm" svg:y="5.902cm">
          <text:p text:style-name="P1"><text:span text:style-name="T3">triv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5cm" svg:height="0.95cm" svg:x="3.65cm" svg:y="4.6cm">
          <text:p text:style-name="P1"><text:span text:style-name="T3">gender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6" draw:layer="layout" svg:width="2.5cm" svg:height="0.95cm" svg:x="0.95cm" svg:y="5.95cm">
          <text:p text:style-name="P1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3.65cm" svg:height="1.2cm" svg:x="10.55cm" svg:y="3.2cm">
          <text:p text:style-name="P2"><text:span text:style-name="T1">Alternative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3.6cm" svg:height="1.2cm" svg:x="16.05cm" svg:y="2.85cm">
          <text:p text:style-name="P2"><text:span text:style-name="T1">AlternativeTit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xml:id="id2" draw:id="id2" draw:layer="layout" svg:width="3.6cm" svg:height="1.2cm" svg:x="4.3cm" svg:y="12.438cm">
          <text:p text:style-name="P2"><text:span text:style-name="T1">Charac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3.6cm" svg:height="1.2cm" svg:x="12.4cm" svg:y="7.1cm">
          <text:p text:style-name="P2"><text:span text:style-name="T1">Produ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3.6cm" svg:height="1.2cm" svg:x="5.9cm" svg:y="17.15cm">
          <text:p text:style-name="P2"><text:span text:style-name="T1">Compan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1.85cm" svg:height="1.65cm" svg:x="8.8cm" svg:y="9.5cm">
          <text:p text:style-name="P3"><text:span text:style-name="T4">Cast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5" draw:layer="layout" svg:width="1.7cm" svg:height="0.75cm" svg:x="15.6cm" svg:y="8.95cm">
          <text:p text:style-name="P4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3.2cm" svg:height="0.95cm" svg:x="17.1cm" svg:y="10.05cm">
          <text:p text:style-name="P1"><text:span text:style-name="T3">production_ye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1cm" svg:height="0.75cm" svg:x="17.7cm" svg:y="8.95cm">
          <text:p text:style-name="P1"><text:span text:style-name="T3">ti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5cm" svg:height="0.95cm" svg:x="14.7cm" svg:y="10.45cm">
          <text:p text:style-name="P1"><text:span text:style-name="T3">series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3.35cm" svg:height="0.95cm" svg:x="16.85cm" svg:y="11.15cm">
          <text:p text:style-name="P1"><text:span text:style-name="T3">season_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3.55cm" svg:height="0.95cm" svg:x="16.45cm" svg:y="12.3cm">
          <text:p text:style-name="P1"><text:span text:style-name="T3">episode_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3.15cm" svg:height="0.95cm" svg:x="17.15cm" svg:y="14.55cm">
          <text:p text:style-name="P1"><text:span text:style-name="T3">series_year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draw:layer="layout" svg:width="1.75cm" svg:height="0.75cm" svg:x="15.05cm" svg:y="1.3cm">
          <text:p text:style-name="P7"><text:span text:style-name="T5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8cm" svg:height="0.95cm" svg:x="14.65cm" svg:y="12.35cm">
          <text:p text:style-name="P1"><text:span text:style-name="T3">gen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5cm" svg:height="0.95cm" svg:x="17.35cm" svg:y="13.4cm">
          <text:p text:style-name="P1"><text:span text:style-name="T3">ki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0.7cm" svg:x="16.95cm" svg:y="1.4cm">
          <text:p text:style-name="P1"><text:span text:style-name="T3">p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5cm" svg:height="0.95cm" svg:x="2.1cm" svg:y="14.55cm">
          <text:p text:style-name="P4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5cm" svg:height="0.95cm" svg:x="4.95cm" svg:y="14.6cm">
          <text:p text:style-name="P1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16" draw:id="id16" draw:layer="layout" svg:width="1.9cm" svg:height="0.5cm" svg:x="11.15cm" svg:y="17.35cm">
          <text:p text:style-name="P1"><text:span text:style-name="T3">r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5cm" svg:height="0.95cm" svg:x="8.05cm" svg:y="18.85cm">
          <text:p text:style-name="P1"><text:span text:style-name="T3">country_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1cm" svg:height="0.75cm" svg:x="5.45cm" svg:y="19.95cm">
          <text:p text:style-name="P1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701cm" svg:height="0.699cm" svg:x="5.4cm" svg:y="19.05cm">
          <text:p text:style-name="P1"><text:span text:style-name="T3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899cm" svg:height="0.95cm" svg:x="7.601cm" svg:y="19.9cm">
          <text:p text:style-name="P1"><text:span text:style-name="T3">company_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8.8cm" svg:y1="10.325cm" svg:x2="6.1cm" svg:y2="12.438cm" draw:start-shape="id1" draw:start-glue-point="5" draw:end-shape="id2" draw:end-glue-point="0" svg:d="M8800 10325c-1800 0-2700 704-2700 2113" svg:viewBox="0 0 2701 2114">
          <text:p/>
        </draw:connector>
        <draw:custom-shape draw:style-name="gr3" draw:text-style-name="P6" xml:id="id9" draw:id="id9" draw:layer="layout" svg:width="1.85cm" svg:height="1.65cm" svg:x="14.45cm" svg:y="4.45cm">
          <text:p text:style-name="P1"><text:span text:style-name="T3">has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5" draw:text-style-name="P1" draw:layer="layout" draw:type="curve" svg:x1="7.625cm" svg:y1="4.1cm" svg:x2="9.45cm" svg:y2="6.5cm" draw:start-shape="id3" draw:start-glue-point="6" draw:end-shape="id4" draw:end-glue-point="0" svg:d="M7625 4100c0 1801 1825 602 1825 2400" svg:viewBox="0 0 1826 2401">
          <text:p/>
        </draw:connector>
        <draw:connector draw:style-name="gr5" draw:text-style-name="P1" draw:layer="layout" draw:type="curve" svg:x1="10.55cm" svg:y1="3.8cm" svg:x2="8.55cm" svg:y2="3.275cm" draw:start-shape="id5" draw:start-glue-point="3" draw:end-shape="id3" draw:end-glue-point="7" svg:d="M10550 3800c-1498 0-499-525-2000-525" svg:viewBox="0 0 2001 526">
          <text:p/>
        </draw:connector>
        <draw:connector draw:style-name="gr4" draw:text-style-name="P1" draw:layer="layout" draw:type="curve" svg:x1="9.725cm" svg:y1="9.5cm" svg:x2="9.45cm" svg:y2="7.65cm" draw:start-shape="id1" draw:start-glue-point="4" draw:end-shape="id4" draw:end-glue-point="2" svg:d="M9725 9500c0-1387-275-463-275-1850" svg:viewBox="0 0 276 1851">
          <text:p/>
        </draw:connector>
        <draw:connector draw:style-name="gr4" draw:text-style-name="P1" draw:layer="layout" draw:type="curve" svg:x1="10.65cm" svg:y1="10.325cm" svg:x2="12.4cm" svg:y2="7.7cm" draw:start-shape="id1" draw:start-glue-point="7" draw:end-shape="id6" draw:end-glue-point="3" svg:d="M10650 10325c1314 0 439-2625 1750-2625" svg:viewBox="0 0 1751 2626">
          <text:p/>
        </draw:connector>
        <draw:connector draw:style-name="gr4" draw:text-style-name="P1" draw:layer="layout" draw:type="curve" svg:x1="9.95cm" svg:y1="14.575cm" svg:x2="7.7cm" svg:y2="17.15cm" draw:start-shape="id7" draw:start-glue-point="5" draw:end-shape="id8" draw:end-glue-point="0" svg:d="M9950 14575c-1500 0-2250 858-2250 2575" svg:viewBox="0 0 2251 2576">
          <text:p/>
        </draw:connector>
        <draw:connector draw:style-name="gr4" draw:text-style-name="P1" draw:layer="layout" draw:type="curve" svg:x1="14.2cm" svg:y1="8.3cm" svg:x2="12.65cm" svg:y2="14.575cm" draw:start-shape="id6" draw:start-glue-point="2" draw:end-shape="id7" draw:end-glue-point="7" svg:d="M14200 8300c0 4184-516 6275-1550 6275" svg:viewBox="0 0 1551 6276">
          <text:p/>
        </draw:connector>
        <draw:connector draw:style-name="gr5" draw:text-style-name="P1" draw:layer="layout" draw:type="curve" svg:x1="16.3cm" svg:y1="5.275cm" svg:x2="17.85cm" svg:y2="4.05cm" draw:start-shape="id9" draw:start-glue-point="7" draw:end-shape="id10" draw:end-glue-point="2" svg:d="M16300 5275c1034 0 1550-408 1550-1225" svg:viewBox="0 0 1551 1226">
          <text:p/>
        </draw:connector>
        <draw:custom-shape draw:style-name="gr3" draw:text-style-name="P6" draw:layer="layout" svg:width="1.499cm" svg:height="0.701cm" svg:x="18.701cm" svg:y="1.3cm">
          <text:p text:style-name="P1"><text:span text:style-name="T3">ti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4.45cm" svg:y1="5.275cm" svg:x2="14.2cm" svg:y2="7.1cm" draw:start-shape="id9" draw:start-glue-point="5" draw:end-shape="id6" draw:end-glue-point="0" svg:d="M14450 5275c-167 0-250 608-250 1825" svg:viewBox="0 0 251 1826">
          <text:p/>
        </draw:connector>
        <draw:custom-shape draw:style-name="gr3" draw:text-style-name="P8" draw:layer="layout" svg:width="1.75cm" svg:height="0.75cm" svg:x="8.75cm" svg:y="1.301cm">
          <text:p text:style-name="P7"><text:span text:style-name="T5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0.7cm" svg:x="10.75cm" svg:y="1.301cm">
          <text:p text:style-name="P1"><text:span text:style-name="T3">pe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499cm" svg:height="0.701cm" svg:x="12.601cm" svg:y="1.401cm">
          <text:p text:style-name="P1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2.7cm" svg:height="2.15cm" svg:x="9.95cm" svg:y="13.5cm">
          <text:p text:style-name="P3"><text:span text:style-name="T4">Participat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6" draw:text-style-name="P1" draw:layer="layout" draw:type="curve" svg:x1="4.775cm" svg:y1="14.2cm" svg:x2="6.1cm" svg:y2="13.638cm" draw:start-shape="id11" draw:start-glue-point="0" draw:end-shape="id2" draw:end-glue-point="2" svg:d="M4775 14200c0-421 1325-141 1325-562" svg:viewBox="0 0 1326 563">
          <text:p/>
        </draw:connector>
        <draw:connector draw:style-name="gr6" draw:text-style-name="P1" draw:layer="layout" draw:type="curve" svg:x1="11.4cm" svg:y1="2.55cm" svg:x2="12.375cm" svg:y2="3.2cm" draw:start-shape="id12" draw:start-glue-point="2" draw:end-shape="id5" draw:end-glue-point="0" svg:d="M11400 2550c0 489 975 164 975 650" svg:viewBox="0 0 976 651">
          <text:p/>
        </draw:connector>
        <draw:connector draw:style-name="gr6" draw:text-style-name="P1" draw:layer="layout" draw:type="curve" svg:x1="8.15cm" svg:y1="7.075cm" svg:x2="6.65cm" svg:y2="7.1cm" draw:start-shape="id4" draw:start-glue-point="3" draw:end-shape="id13" draw:end-glue-point="1" svg:d="M8150 7075c-1123 0-374 25-1500 25" svg:viewBox="0 0 1501 26">
          <text:p/>
        </draw:connector>
        <draw:connector draw:style-name="gr6" draw:text-style-name="P1" draw:layer="layout" draw:type="curve" svg:x1="17.725cm" svg:y1="2.3cm" svg:x2="17.85cm" svg:y2="2.85cm" draw:start-shape="id14" draw:start-glue-point="2" draw:end-shape="id10" draw:end-glue-point="0" svg:d="M17725 2300c0 414 125 139 125 550" svg:viewBox="0 0 126 551">
          <text:p/>
        </draw:connector>
        <draw:connector draw:style-name="gr6" draw:text-style-name="P1" draw:layer="layout" draw:type="curve" svg:x1="17.475cm" svg:y1="8.7cm" svg:x2="16cm" svg:y2="7.7cm" draw:start-shape="id15" draw:start-glue-point="0" draw:end-shape="id6" draw:end-glue-point="1" svg:d="M17475 8700c0-667-491-1000-1475-1000" svg:viewBox="0 0 1476 1001">
          <text:p/>
        </draw:connector>
        <draw:connector draw:style-name="gr6" draw:text-style-name="P1" draw:layer="layout" draw:type="curve" svg:x1="11.3cm" svg:y1="15.65cm" svg:x2="12.1cm" svg:y2="17.35cm" draw:start-shape="id7" draw:start-glue-point="6" draw:end-shape="id16" draw:end-glue-point="4" svg:d="M11300 15650c0 1276 800 427 800 1700" svg:viewBox="0 0 801 1701">
          <text:p/>
        </draw:connector>
        <draw:connector draw:style-name="gr6" draw:text-style-name="P1" draw:layer="layout" draw:type="curve" svg:x1="7.7cm" svg:y1="18.35cm" svg:x2="7.825cm" svg:y2="18.75cm" draw:start-shape="id8" draw:start-glue-point="2" draw:end-shape="id17" draw:end-glue-point="0" svg:d="M7700 18350c0 300 125 100 125 400" svg:viewBox="0 0 126 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10:18:56.620476109</meta:creation-date>
    <dc:date>2015-03-18T15:24:51.902120826</dc:date>
    <meta:editing-duration>PT4H33M19S</meta:editing-duration>
    <meta:editing-cycles>5</meta:editing-cycles>
    <meta:generator>LibreOffice/4.2.7.2$Linux_x86 LibreOffice_project/420m0$Build-2</meta:generator>
    <meta:document-statistic meta:object-count="65"/>
  </office:meta>
</office:document-meta>
</file>